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1.25in"/>
    </style:style>
    <style:style style:name="TestCases.B" style:family="table-column">
      <style:table-column-properties style:column-width="2.875in"/>
    </style:style>
    <style:style style:name="TestCases.C" style:family="table-column">
      <style:table-column-properties style:column-width="1.3125in"/>
    </style:style>
    <style:style style:name="TestCases.D" style:family="table-column">
      <style:table-column-properties style:column-width="1.4896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officeooo:rsid="0042ad60" officeooo:paragraph-rsid="0042ad60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d1688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28b70" officeooo:paragraph-rsid="00428b70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2ad60" officeooo:paragraph-rsid="0042ad60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d1688" officeooo:paragraph-rsid="0042ad60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3c8f39" officeooo:paragraph-rsid="003c8f39"/>
    </style:style>
    <style:style style:name="P22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23" style:family="paragraph" style:parent-style-name="Table_20_Contents">
      <style:paragraph-properties fo:text-align="start" style:justify-single-word="false"/>
      <style:text-properties officeooo:paragraph-rsid="003d1688"/>
    </style:style>
    <style:style style:name="P24" style:family="paragraph" style:parent-style-name="Table_20_Contents">
      <style:paragraph-properties fo:text-align="start" style:justify-single-word="false"/>
      <style:text-properties officeooo:paragraph-rsid="00367033"/>
    </style:style>
    <style:style style:name="P25" style:family="paragraph" style:parent-style-name="Table_20_Contents">
      <style:paragraph-properties fo:text-align="start" style:justify-single-word="false"/>
      <style:text-properties officeooo:paragraph-rsid="0042ad60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42ad60" officeooo:paragraph-rsid="0042ad60" style:font-weight-asian="normal" style:font-weight-complex="normal"/>
    </style:style>
    <style:style style:name="P27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28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2ad60" officeooo:paragraph-rsid="0042ad60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e13e8" officeooo:paragraph-rsid="0042ad60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4db46" officeooo:paragraph-rsid="0044db46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29abe" officeooo:paragraph-rsid="00367033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2pt" officeooo:rsid="0042ad60" officeooo:paragraph-rsid="0042ad60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officeooo:rsid="00433856" officeooo:paragraph-rsid="00433856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officeooo:rsid="0044db46" officeooo:paragraph-rsid="0044db46"/>
    </style:style>
    <style:style style:name="P37" style:family="paragraph" style:parent-style-name="Table_20_Contents">
      <style:paragraph-properties fo:text-align="start" style:justify-single-word="false"/>
      <style:text-properties officeooo:paragraph-rsid="0042ad60"/>
    </style:style>
    <style:style style:name="T1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2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42ad60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3d1688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normal" officeooo:rsid="00367033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3c8f39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03e13e8" style:font-size-asian="12pt" style:font-size-complex="12pt"/>
    </style:style>
    <style:style style:name="T9" style:family="text">
      <style:text-properties style:font-name="Liberation Sans" fo:font-size="12pt" officeooo:rsid="00229abe" style:font-size-asian="12pt" style:font-size-complex="12pt"/>
    </style:style>
    <style:style style:name="T10" style:family="text">
      <style:text-properties style:font-name="Liberation Sans" fo:font-size="12pt" officeooo:rsid="00367033" style:font-size-asian="12pt" style:font-size-complex="12pt"/>
    </style:style>
    <style:style style:name="T11" style:family="text">
      <style:text-properties officeooo:rsid="00229abe"/>
    </style:style>
    <style:style style:name="T12" style:family="text">
      <style:text-properties officeooo:rsid="0036d79f"/>
    </style:style>
    <style:style style:name="T13" style:family="text">
      <style:text-properties officeooo:rsid="003e13e8"/>
    </style:style>
    <style:style style:name="T14" style:family="text">
      <style:text-properties officeooo:rsid="0040e401"/>
    </style:style>
    <style:style style:name="T15" style:family="text">
      <style:text-properties officeooo:rsid="0042ad60"/>
    </style:style>
    <style:style style:name="T16" style:family="text">
      <style:text-properties officeooo:rsid="00433856"/>
    </style:style>
    <style:style style:name="T17" style:family="text">
      <style:text-properties officeooo:rsid="0044db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6">9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27">Item</text:p>
          </table:table-cell>
          <table:table-cell table:style-name="Style.A1" office:value-type="string">
            <text:p text:style-name="P27">Notes</text:p>
          </table:table-cell>
          <table:table-cell table:style-name="Style.A1" office:value-type="string">
            <text:p text:style-name="P27">Points Possible</text:p>
          </table:table-cell>
          <table:table-cell table:style-name="Style.D1" office:value-type="string">
            <text:p text:style-name="P27">Points Earned</text:p>
          </table:table-cell>
        </table:table-row>
        <table:table-row>
          <table:table-cell table:style-name="Style.A2" office:value-type="string">
            <text:p text:style-name="P8">Correct file nam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Author nam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Dat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9">Consistent indenting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0">Variable names are meaningful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36">yourSort algorithm is different from basicSort’s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35">yourSort run time beats basicSort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3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1">Arrays are correctly index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1"><text:span text:style-name="T12">M</text:span>ain function is not chang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7"/>
          </table:table-cell>
        </table:table-row>
      </table:table>
      <text:p text:style-name="P3"/>
      <text:p text:style-name="P3"/>
      <text:p text:style-name="P29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28">Input</text:p>
          </table:table-cell>
          <table:table-cell table:style-name="TestCases.A1" office:value-type="string">
            <text:p text:style-name="P28">Expected Output</text:p>
          </table:table-cell>
          <table:table-cell table:style-name="TestCases.A1" office:value-type="string">
            <text:p text:style-name="P27">Points Possible</text:p>
          </table:table-cell>
          <table:table-cell table:style-name="TestCases.D1" office:value-type="string">
            <text:p text:style-name="P27">Points Earned</text:p>
          </table:table-cell>
        </table:table-row>
        <table:table-row>
          <table:table-cell table:style-name="TestCases.A2" office:value-type="string">
            <text:p text:style-name="P32">none</text:p>
          </table:table-cell>
          <table:table-cell table:style-name="TestCases.A2" office:value-type="string">
            <text:p text:style-name="P25">##################################</text:p>
            <text:p text:style-name="P25">Starting Basic sort</text:p>
            <text:p text:style-name="P25">First value in list: 0</text:p>
            <text:p text:style-name="P25">Last value in list: 999</text:p>
            <text:p text:style-name="P25">Basic Sort sorted correctly in * seconds</text:p>
            <text:p text:style-name="P25"/>
            <text:p text:style-name="P25">##################################</text:p>
            <text:p text:style-name="P25"/>
            <text:p text:style-name="P25">Starting Your sort</text:p>
            <text:p text:style-name="P25">First value in list: 0</text:p>
            <text:p text:style-name="P25">Last value in list: 999</text:p>
            <text:p text:style-name="P25">Your Sort sorted correctly in * seconds</text:p>
            <text:p text:style-name="P25">##################################</text:p>
          </table:table-cell>
          <table:table-cell table:style-name="TestCases.A2" office:value-type="string">
            <text:p text:style-name="P12"><text:span text:style-name="T17">4</text:span>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5"/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1-01T21:17:02.450347214</dc:date>
    <meta:editing-duration>P1DT5H38M2S</meta:editing-duration>
    <meta:editing-cycles>24</meta:editing-cycles>
    <meta:generator>LibreOffice/6.4.6.2$Linux_X86_64 LibreOffice_project/40$Build-2</meta:generator>
    <meta:document-statistic meta:table-count="2" meta:image-count="0" meta:object-count="0" meta:page-count="2" meta:paragraph-count="46" meta:word-count="119" meta:character-count="728" meta:non-whitespace-character-count="655"/>
  </office:meta>
</office:document-meta>
</file>